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partment_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table:style-name="ce3"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ce2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ce2"/>
          <table:table-cell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CL</text:p>
          </table:table-cell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2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2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3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4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CH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003" calcext:value-type="float">
            <text:p>300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CH6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5" calcext:value-type="float">
            <text:p>4005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02:57:09.327873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5T02:57:18.634690211</dc:date>
    <meta:editing-duration>PT2H14M43S</meta:editing-duration>
    <meta:editing-cycles>59</meta:editing-cycles>
    <meta:document-statistic meta:table-count="1" meta:cell-count="2837" meta:object-count="0"/>
  </office:meta>
</office:document-meta>
</file>